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h text:style-name="Heading_20_1" text:outline-level="1">corpus</text:h>
      <text:h text:style-name="Heading_20_2" text:outline-level="2">programming languages</text:h>
      <text:list text:style-name="L1">
        <text:list-item>
          <text:p text:style-name="P1"><text:a xlink:type="simple" xlink:href="http://nas.sr/---/" office:name=""><text:span text:style-name="Definition">qlb</text:span></text:a> - ramsey nasser</text:p>
        </text:list-item>
        <text:list-item>
          <text:p text:style-name="P1"><text:a xlink:type="simple" xlink:href="https://github.com/fergusq/tampio" office:name=""><text:span text:style-name="Definition">tampio</text:span></text:a> - finnish-looking programming language</text:p>
        </text:list-item>
        <text:list-item>
          <text:p text:style-name="P1"><text:a xlink:type="simple" xlink:href="https://www.gotopp.org/index.en.html" office:name=""><text:span text:style-name="Definition">goto++</text:span></text:a> - full parody</text:p>
        </text:list-item>
        <text:list-item>
          <text:p text:style-name="P1"><text:a xlink:type="simple" xlink:href="http://langagelinotte.free.fr/wordpress/" office:name=""><text:span text:style-name="Definition">linotte</text:span></text:a> - “if you can read a book, you can read a program”</text:p>
        </text:list-item>
        <text:list-item>
          <text:p text:style-name="P1"><text:a xlink:type="simple" xlink:href="https://en.wikipedia.org/wiki/Dolittle_(programming_language)" office:name=""><text:span text:style-name="Definition">dolittle</text:span></text:a> - japanese programming language (using reverse word order, like japanese grammar)</text:p>
        </text:list-item>
        <text:list-item>
          <text:p text:style-name="P1"><text:a xlink:type="simple" xlink:href="http://tech.labs.oliverwyman.com/blog/2006/06/05/language-design-in-maude/" office:name=""><text:span text:style-name="Definition">maude</text:span></text:a> - meta language</text:p>
        </text:list-item>
        <text:list-item>
          <text:p text:style-name="P1"><text:a xlink:type="simple" xlink:href="https://esolangs.org/wiki/Befunge" office:name=""><text:span text:style-name="Definition">befunge</text:span></text:a> - two-dimensional playfield</text:p>
        </text:list-item>
        <text:list-item>
          <text:p text:style-name="P1"><text:a xlink:type="simple" xlink:href="https://esolangs.org/wiki/Aheui" office:name=""><text:span text:style-name="Definition">aheui</text:span></text:a> - korean version of befunge</text:p>
        </text:list-item>
        <text:list-item>
          <text:p text:style-name="P1"><text:a xlink:type="simple" xlink:href="https://esolangs.org/wiki/Chicken" office:name=""><text:span text:style-name="Definition">chicken</text:span></text:a> - one word, also has the most beautiful white paper</text:p>
        </text:list-item>
        <text:list-item>
          <text:p text:style-name="P1"><text:a xlink:type="simple" xlink:href="https://esolangs.org/wiki/Emmental" office:name=""><text:span text:style-name="Definition">emmental</text:span></text:a> - self-rewriteable programming language</text:p>
        </text:list-item>
        <text:list-item>
          <text:p text:style-name="P1"><text:a xlink:type="simple" xlink:href="https://esolangs.org/wiki/Brainfuck" office:name=""><text:span text:style-name="Definition">brainfuck</text:span></text:a> - &lt;3 (draws from <text:a xlink:type="simple" xlink:href="https://esolangs.org/wiki/FALSE" office:name=""><text:span text:style-name="Definition">false</text:span></text:a>)</text:p>
        </text:list-item>
        <text:list-item>
          <text:p text:style-name="P1"><text:a xlink:type="simple" xlink:href="http://www.lscheffer.com/malbolge.shtml" office:name=""><text:span text:style-name="Definition">malbolge</text:span></text:a> - hell</text:p>
        </text:list-item>
        <text:list-item>
          <text:p text:style-name="P1"><text:a xlink:type="simple" xlink:href="https://esolangs.org/wiki/Difficult" office:name=""><text:span text:style-name="Definition">difficult</text:span></text:a> - thing, and everything</text:p>
        </text:list-item>
        <text:list-item>
          <text:p text:style-name="P1"><text:a xlink:type="simple" xlink:href="http://www.lolcode.org/" office:name=""><text:span text:style-name="Definition">lolcode</text:span></text:a> - l33t sp34k as turing-complete</text:p>
        </text:list-item>
        <text:list-item>
          <text:p text:style-name="P1"><text:a xlink:type="simple" xlink:href="https://esolangs.org/wiki/This%3DThat" office:name=""><text:span text:style-name="Definition">this=that</text:span></text:a> - exclusively variable-based language (with some pretty examples in the documentation)</text:p>
        </text:list-item>
        <text:list-item>
          <text:p text:style-name="P1"><text:a xlink:type="simple" xlink:href="https://esolangs.org/wiki/Var%27aq" office:name=""><text:span text:style-name="Definition">klingon</text:span></text:a> - klingon</text:p>
        </text:list-item>
        <text:list-item>
          <text:p text:style-name="P1"><text:a xlink:type="simple" xlink:href="https://metacpan.org/pod/Lingua::tlhInganHol::yIghun" office:name=""><text:span text:style-name="Definition">perl-klingon</text:span></text:a> - perl klingon</text:p>
        </text:list-item>
        <text:list-item>
          <text:p text:style-name="P1"><text:a xlink:type="simple" xlink:href="http://www.madore.org/~david/weblog/d.2004-12-03.0813.html#d.2004-12-03.0813" office:name=""><text:span text:style-name="Definition">unicode-obfuscated language proposal</text:span></text:a> - can not use ASCII characters</text:p>
        </text:list-item>
        <text:list-item>
          <text:p text:style-name="P1"><text:a xlink:type="simple" xlink:href="https://qriollo.github.io/" office:name=""><text:span text:style-name="Definition">qriollio</text:span></text:a> - language based on a hispanic dialect (rioplatense)</text:p>
        </text:list-item>
        <text:list-item>
          <text:p text:style-name="P1"><text:a xlink:type="simple" xlink:href="https://asadmemon.com/urduscript/" office:name=""><text:span text:style-name="Definition">urduscript</text:span></text:a> - also based on a dialect (urdish = urdu + english)</text:p>
        </text:list-item>
        <text:list-item>
          <text:p text:style-name="P1"><text:a xlink:type="simple" xlink:href="https://gist.github.com/hornc/dd2a6b9ed89a150d1627cc6e2b7d3189" office:name=""><text:span text:style-name="Definition">APLBAONWSJAS</text:span></text:a> - just one command</text:p>
        </text:list-item>
        <text:list-item>
          <text:p text:style-name="P1"><text:a xlink:type="simple" xlink:href="https://www.mitpressjournals.org/doi/10.1162/LEON_a_01091" office:name=""><text:span text:style-name="Definition">light patterns</text:span></text:a> - harvestworks + daniel temkin</text:p>
        </text:list-item>
        <text:list-item>
          <text:p text:style-name="P1"><text:a xlink:type="simple" xlink:href="http://shakespearelang.sourceforge.net/report/shakespeare/shakespeare.html" office:name=""><text:span text:style-name="Definition">shakespeare</text:span></text:a> - like tragedy</text:p>
        </text:list-item>
        <text:list-item>
          <text:p text:style-name="P1"><text:a xlink:type="simple" xlink:href="https://en.wikipedia.org/wiki/INTERCAL#Hello,_world" office:name=""><text:span text:style-name="Definition">intercal</text:span></text:a> - parody, amusing documentation and dialects</text:p>
        </text:list-item>
        <text:list-item>
          <text:p text:style-name="P1"><text:a xlink:type="simple" xlink:href="http://compsoc.dur.ac.uk/whitespace/tutorial.html" office:name=""><text:span text:style-name="Definition">whitespace</text:span></text:a> - whitespace with only, well, whitespace (goes with <text:a xlink:type="simple" xlink:href="https://metacpan.org/pod/Acme::Bleach" office:name=""><text:span text:style-name="Definition">perl::bleach</text:span></text:a>)</text:p>
        </text:list-item>
        <text:list-item>
          <text:p text:style-name="P1"><text:a xlink:type="simple" xlink:href="https://ioke.org/" office:name=""><text:span text:style-name="Definition">ioke</text:span></text:a> - recursive, modifying, serious language</text:p>
        </text:list-item>
        <text:list-item>
          <text:p text:style-name="P1"><text:a xlink:type="simple" xlink:href="http://www.felienne.com/archives/2974" office:name=""><text:span text:style-name="Definition">excel turing</text:span></text:a> - computer in excel</text:p>
        </text:list-item>
        <text:list-item>
          <text:p text:style-name="P1"><text:a xlink:type="simple" xlink:href="https://github.com/samshadwell/TrumpScript" office:name=""><text:span text:style-name="Definition">trumpscript</text:span></text:a> - python in trump’s america</text:p>
        </text:list-item>
        <text:list-item>
          <text:p text:style-name="P1"><text:a xlink:type="simple" xlink:href="http://www.softwarepreservation.org/projects/ALGOL/algol68impl" office:name=""><text:span text:style-name="Definition">algol</text:span></text:a> - with its dialects</text:p>
        </text:list-item>
        <text:list-item>
          <text:p text:style-name="P1"><text:a xlink:type="simple" xlink:href="https://www.perl.org/" office:name=""><text:span text:style-name="Definition">perl</text:span></text:a></text:p>
        </text:list-item>
        <text:list-item>
          <text:p text:style-name="P1"><text:a xlink:type="simple" xlink:href="https://isocpp.org/" office:name=""><text:span text:style-name="Definition">c++</text:span></text:a></text:p>
        </text:list-item>
        <text:list-item>
          <text:p text:style-name="P1"><text:a xlink:type="simple" xlink:href="https://developer.mozilla.org/en-US/docs/Web/JavaScript" office:name=""><text:span text:style-name="Definition">javascript</text:span></text:a></text:p>
        </text:list-item>
        <text:list-item>
          <text:p text:style-name="P1"><text:a xlink:type="simple" xlink:href="https://racket-lang.org/" office:name=""><text:span text:style-name="Definition">racket</text:span></text:a></text:p>
        </text:list-item>
        <text:list-item>
          <text:p text:style-name="P1"><text:a xlink:type="simple" xlink:href="https://www.python.org/" office:name=""><text:span text:style-name="Definition">python</text:span></text:a></text:p>
        </text:list-item>
        <text:list-item>
          <text:p text:style-name="P1"><text:a xlink:type="simple" xlink:href="https://www.cs.cmu.edu/Groups/AI/html/cltl/clm/node6.html" office:name=""><text:span text:style-name="Definition">lisp</text:span></text:a></text:p>
        </text:list-item>
        <text:list-item>
          <text:p text:style-name="P1"><text:a xlink:type="simple" xlink:href="https://www.java.com/en/" office:name=""><text:span text:style-name="Definition">java</text:span></text:a></text:p>
        </text:list-item>
        <text:list-item>
          <text:p text:style-name="P1"><text:a xlink:type="simple" xlink:href="https://clojure.org/" office:name=""><text:span text:style-name="Definition">clojure</text:span></text:a></text:p>
        </text:list-item>
        <text:list-item>
          <text:p text:style-name="P1"><text:a xlink:type="simple" xlink:href="https://golang.org/" office:name=""><text:span text:style-name="Definition">go</text:span></text:a></text:p>
        </text:list-item>
      </text:list>
      <text:h text:style-name="Heading_20_2" text:outline-level="2">poems</text:h>
      <text:list text:style-name="L2">
        <text:list-item>
          <text:p text:style-name="P2"><text:a xlink:type="simple" xlink:href="http://code-poems.com" office:name=""><text:span text:style-name="Definition">code poems</text:span></text:a></text:p>
        </text:list-item>
        <text:list-item>
          <text:p text:style-name="P2"><text:a xlink:type="simple" xlink:href="https://www.officialfan.club/product/coroutines-book" office:name=""><text:span text:style-name="Definition">coroutines</text:span></text:a></text:p>
        </text:list-item>
        <text:list-item>
          <text:p text:style-name="P2"><text:a xlink:type="simple" xlink:href="https://www.officialfan.club/product/commit-often-git-commit-messages-zine" office:name=""><text:span text:style-name="Definition">git commit messages</text:span></text:a></text:p>
        </text:list-item>
        <text:list-item>
          <text:p text:style-name="P2"><text:a xlink:type="simple" xlink:href="https://docstore.mik.ua/orelly/perl/prog3/ch27_02.htm" office:name=""><text:span text:style-name="Definition">perl poetry</text:span></text:a></text:p>
        </text:list-item>
        <text:list-item>
          <text:p text:style-name="P2"><text:a xlink:type="simple" xlink:href="" office:name=""><text:span text:style-name="Definition">algol 69 - noel arnaud</text:span></text:a> - poetry written in algol in 1968 (!!) (<text:a xlink:type="simple" xlink:href="https://intfiction.org/t/looking-for-poemes-algol-by-noel-arnaud/5752/2" office:name=""><text:span text:style-name="Definition">brief discussion</text:span></text:a>, and <text:a xlink:type="simple" xlink:href="http://www.memoire.theogoedert.com/corpus/poemes-algol" office:name=""><text:span text:style-name="Definition">here</text:span></text:a>)</text:p>
        </text:list-item>
        <text:list-item>
          <text:p text:style-name="P2"><text:a xlink:type="simple" xlink:href="http://www.rssgallery.com/pages/code.htm" office:name=""><text:span text:style-name="Definition">Code scares me – Jessica Loseby</text:span></text:a></text:p>
        </text:list-item>
        <text:list-item>
          <text:p text:style-name="P2"><text:a xlink:type="simple" xlink:href="http://www.heelstone.com/lascaux/warnell.html" office:name=""><text:span text:style-name="Definition">poem by nari</text:span></text:a> - warnell</text:p>
        </text:list-item>
        <text:list-item>
          <text:p text:style-name="P2"><text:a xlink:type="simple" xlink:href="https://www.sourcecodepoetry.com/" office:name=""><text:span text:style-name="Definition">source code poetry</text:span></text:a> - contemporary contest (but it imposes rhyming which is weird)</text:p>
        </text:list-item>
        <text:list-item>
          <text:p text:style-name="P2"><text:a xlink:type="simple" xlink:href="https://www.perlmonks.org/bare/?node=Perl%20Poetry" office:name=""><text:span text:style-name="Definition">perl poetry</text:span></text:a></text:p>
        </text:list-item>
        <text:list-item>
          <text:p text:style-name="P2"><text:a xlink:type="simple" xlink:href="http://www.foo.be/docs/tpj/issues/vol5_1/tpj0501-0012.html" office:name=""><text:span text:style-name="Definition">perl poetry contest</text:span></text:a></text:p>
        </text:list-item>
        <text:list-item>
          <text:p text:style-name="P2"><text:a xlink:type="simple" xlink:href="https://www.smashingmagazine.com/2018/07/writing-code-poems/" office:name=""><text:span text:style-name="Definition">tutorial on writing code poems</text:span></text:a></text:p>
        </text:list-item>
        <text:list-item>
          <text:p text:style-name="P2"><text:a xlink:type="simple" xlink:href="http://www.code-poetry.com/" office:name=""><text:span text:style-name="Definition">./code –poems</text:span></text:a></text:p>
        </text:list-item>
        <text:list-item>
          <text:p text:style-name="P2"><text:a xlink:type="simple" xlink:href="https://en.wikipedia.org/wiki/Black_Perl" office:name=""><text:span text:style-name="Definition">black perl</text:span></text:a> - original perl poem</text:p>
        </text:list-item>
        <text:list-item>
          <text:p text:style-name="P2"><text:a xlink:type="simple" xlink:href="https://web.archive.org/web/20131231091141/http://stanford.edu/~mkagen/codepoetryslam/" office:name=""><text:span text:style-name="Definition">code poetry slam at stanford</text:span></text:a></text:p>
        </text:list-item>
        <text:list-item>
          <text:p text:style-name="P2"><text:a xlink:type="simple" xlink:href="https://rastasoft.org/" office:name=""><text:span text:style-name="Definition">rasta software</text:span></text:a> - wtf really</text:p>
        </text:list-item>
      </text:list>
      <text:h text:style-name="Heading_20_2" text:outline-level="2">peripheral</text:h>
      <text:list text:style-name="L3">
        <text:list-item>
          <text:p text:style-name="P3"><text:a xlink:type="simple" xlink:href="https://wettel.github.io/codecity.html" office:name=""><text:span text:style-name="Definition">code city</text:span></text:a> - metaphor for source code</text:p>
        </text:list-item>
        <text:list-item>
          <text:p text:style-name="P3"><text:a xlink:type="simple" xlink:href="https://www.unix.com/man-page/bsd/6/ching/" office:name=""><text:span text:style-name="Definition">ching</text:span></text:a> - example of creative man page</text:p>
        </text:list-item>
        <text:list-item>
          <text:p text:style-name="P3"><text:a xlink:type="simple" xlink:href="https://www.oreilly.com/library/view/programming-perl-4th/9781449321451/ch24s02.html" office:name=""><text:span text:style-name="Definition">perl poetry mode</text:span></text:a> - assumptions that a word is going to define a subroutine eventually</text:p>
        </text:list-item>
        <text:list-item>
          <text:p text:style-name="P3"><text:a xlink:type="simple" xlink:href="https://metacpan.org/pod/Acme::Bleach" office:name=""><text:span text:style-name="Definition">perl::bleach</text:span></text:a> - turns perl source code into whitespace code</text:p>
        </text:list-item>
      </text:list>
      <text:h text:style-name="Heading_20_2" text:outline-level="2">others/misc</text:h>
      <text:list text:style-name="L4">
        <text:list-item>
          <text:p text:style-name="P4"><text:a xlink:type="simple" xlink:href="https://everythingissomeone.github.io/" office:name=""><text:span text:style-name="Definition">everythingissomeone</text:span></text:a> - object oriented night time stories</text:p>
        </text:list-item>
        <text:list-item>
          <text:p text:style-name="P4"><text:a xlink:type="simple" xlink:href="https://nostarch.com/hemingway" office:name=""><text:span text:style-name="Definition">if hemingway wrote javascript</text:span></text:a> - with a <text:a xlink:type="simple" xlink:href="https://github.com/angus-c/literary.js" office:name=""><text:span text:style-name="Definition">repo</text:span></text:a> and a <text:a xlink:type="simple" xlink:href="https://dzone.com/articles/if-hemingway-wrote-javascript" office:name=""><text:span text:style-name="Definition">blogpost</text:span></text:a></text:p>
        </text:list-item>
        <text:list-item>
          <text:p text:style-name="P4"><text:a xlink:type="simple" xlink:href="http://carljohanrosen.com/" office:name=""><text:span text:style-name="Definition">i speak myself into an object</text:span></text:a> - code book</text:p>
        </text:list-item>
        <text:list-item>
          <text:p text:style-name="P4"><text:a xlink:type="simple" xlink:href="https://www.atariarchives.org/basicgames/" office:name=""><text:span text:style-name="Definition">basic computer games</text:span></text:a> - source code of basic computer games</text:p>
        </text:list-item>
        <text:list-item>
          <text:p text:style-name="P4"><text:a xlink:type="simple" xlink:href="http://www.vispo.com/bp/javascriptversion.htm" office:name=""><text:span text:style-name="Definition">first screening: computer poems</text:span></text:a> - kinetic poems from 1984, with the source code of the JS reimplementation</text:p>
        </text:list-item>
        <text:list-item>
          <text:p text:style-name="P4"><text:a xlink:type="simple" xlink:href="http://luckysoap.com/generations/" office:name=""><text:span text:style-name="Definition">generations</text:span></text:a> - short stories generated with python code and distributed as book/pdf with source code</text:p>
        </text:list-item>
        <text:list-item>
          <text:p text:style-name="P4"><text:a xlink:type="simple" xlink:href="https://archive.org/details/Whattodoafteryouhitreturn/page/n15" office:name=""><text:span text:style-name="Definition">what to do after you hit return</text:span></text:a> - decorated source code from old times published by the people’s computer company</text:p>
        </text:list-item>
        <text:list-item>
          <text:p text:style-name="P4"><text:a xlink:type="simple" xlink:href="https://groups.google.com/forum/?hl=en#!msg/comp.lang.perl/jVu7Zjn9JcY/yPMby6sCyyEJ" office:name=""><text:span text:style-name="Definition">google groups discussions about perl poems</text:span></text:a></text:p>
        </text:list-item>
        <text:list-item>
          <text:p text:style-name="P4"><text:a xlink:type="simple" xlink:href="http://www.hastac.org/forums/hastac-scholars-discussions/code-critiques" office:name=""><text:span text:style-name="Definition">hastac code critique forums</text:span></text:a></text:p>
        </text:list-item>
        <text:list-item>
          <text:p text:style-name="P4"><text:a xlink:type="simple" xlink:href="https://www.i-programmer.info/news/200-art/6808-writing-code-as-poetry-poetry-as-code.html" office:name=""><text:span text:style-name="Definition">writeup on code poetry slam</text:span></text:a></text:p>
        </text:list-item>
        <text:list-item>
          <text:p text:style-name="P4"><text:a xlink:type="simple" xlink:href="https://web.archive.org/web/20130704202512/http://exquisite-code.com/" office:name=""><text:span text:style-name="Definition">exquisite code</text:span></text:a> - doesn’t seem to be so much related to source code</text:p>
        </text:list-item>
        <text:list-item>
          <text:p text:style-name="P4"><text:a xlink:type="simple" xlink:href="https://blogs.crikey.com.au/game-on/2012/10/02/why-code-is-not-poetry/" office:name=""><text:span text:style-name="Definition">why code is not poetry</text:span></text:a> - with a response <text:a xlink:type="simple" xlink:href="https://clairehosking.tumblr.com/post/33828664879/not-all-code-is-poetry-but-some-is" office:name=""><text:span text:style-name="Definition">here</text:span></text:a></text:p>
        </text:list-item>
        <text:list-item>
          <text:p text:style-name="P4"><text:a xlink:type="simple" xlink:href="https://web.archive.org/web/20121008225830/www.samuelwbaird.com/code-and-poetry/" office:name=""><text:span text:style-name="Definition">blog post on code and poetry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